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28.1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10.1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05cm" fo:min-width="2.8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0.9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0084d1" draw:textarea-horizontal-align="justify" draw:textarea-vertical-align="middle" draw:auto-grow-height="false" fo:min-height="1.15cm" fo:min-width="2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6cm" svg:height="2.6cm" svg:x="2cm" svg:y="10.2cm">
          <text:p text:style-name="P1">Surveil 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8cm" svg:height="2.6cm" svg:x="2.2cm" svg:y="15.9cm">
          <text:p text:style-name="P1">Bansho</text:p>
          <text:p text:style-name="P1">(Surveil Web UI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8cm" svg:height="2.6cm" svg:x="17.8cm" svg:y="16cm">
          <text:p text:style-name="P1">Grafa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8cm" svg:height="2.7cm" svg:x="25.1cm" svg:y="4.6cm">
          <text:p text:style-name="P1">OpenStack<text:line-break/>Keyston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2.5cm" svg:x="24.4cm" svg:y="1.6cm">
          <text:p text:style-name="P1">Influx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8cm" svg:height="1.5cm" svg:x="17.7cm" svg:y="7.1cm">
          <text:p text:style-name="P1">Red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6cm" svg:height="4.9cm" svg:x="10.8cm" svg:y="1.7cm">
          <text:p text:style-name="P1">Shink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cm" svg:height="1.5cm" svg:x="18cm" svg:y="2cm">
          <text:p text:style-name="P2"><text:span text:style-name="T1">mod-influx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3cm" svg:height="1.3cm" svg:x="11.1cm" svg:y="2cm">
          <text:p text:style-name="P2"><text:span text:style-name="T1">mod-mongo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3cm" svg:height="1.2cm" svg:x="11.1cm" svg:y="5.2cm">
          <text:p text:style-name="P2"><text:span text:style-name="T1">mod-ws-arb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4.5cm" svg:height="2.7cm" svg:x="1.9cm" svg:y="2.1cm">
          <text:p text:style-name="P1">MongoDB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2" draw:layer="layout" svg:x1="3cm" svg:y1="10.2cm" svg:x2="3cm" svg:y2="4.8cm">
          <text:p text:style-name="P2"><text:span text:style-name="T1">provisions configuration</text:span></text:p>
          <text:p text:style-name="P2"><text:span text:style-name="T1"/></text:p>
        </draw:line>
        <draw:line draw:style-name="gr12" draw:text-style-name="P2" draw:layer="layout" svg:x1="3cm" svg:y1="15.9cm" svg:x2="3cm" svg:y2="12.8cm">
          <text:p text:style-name="P2"><text:span text:style-name="T1">configures</text:span></text:p>
          <text:p text:style-name="P2"><text:span text:style-name="T1"/></text:p>
        </draw:line>
        <draw:line draw:style-name="gr13" draw:text-style-name="P1" draw:layer="layout" svg:x1="3cm" svg:y1="10.2cm" svg:x2="3cm" svg:y2="12.8cm">
          <text:p/>
        </draw:line>
        <draw:line draw:style-name="gr12" draw:text-style-name="P2" draw:layer="layout" svg:x1="8.3cm" svg:y1="15.9cm" svg:x2="8.3cm" svg:y2="12.8cm">
          <text:p text:style-name="P2"><text:span text:style-name="T1">controls</text:span></text:p>
          <text:p text:style-name="P2"><text:span text:style-name="T1"/></text:p>
        </draw:line>
        <draw:line draw:style-name="gr13" draw:text-style-name="P1" draw:layer="layout" svg:x1="8.3cm" svg:y1="10.2cm" svg:x2="8.3cm" svg:y2="12.8cm">
          <text:p/>
        </draw:line>
        <draw:line draw:style-name="gr12" draw:text-style-name="P2" draw:layer="layout" svg:x1="8.3cm" svg:y1="10.2cm" svg:x2="11.1cm" svg:y2="6.4cm">
          <text:p text:style-name="P1"><text:span text:style-name="T1">controls</text:span></text:p>
          <text:p text:style-name="P1"><text:span text:style-name="T1"/></text:p>
        </draw:line>
        <draw:line draw:style-name="gr12" draw:text-style-name="P2" draw:layer="layout" svg:x1="21cm" svg:y1="2.7cm" svg:x2="24.4cm" svg:y2="2.7cm">
          <text:p text:style-name="P2"><text:span text:style-name="T1">stores metrics</text:span></text:p>
          <text:p text:style-name="P2"><text:span text:style-name="T1"/></text:p>
        </draw:line>
        <draw:line draw:style-name="gr14" draw:text-style-name="P2" draw:layer="layout" svg:x1="6.4cm" svg:y1="2.6cm" svg:x2="11.1cm" svg:y2="2.6cm">
          <text:p text:style-name="P1"><text:span text:style-name="T1">loads config</text:span><text:span text:style-name="T1"><text:line-break/></text:span><text:span text:style-name="T1"/></text:p>
        </draw:line>
        <draw:line draw:style-name="gr15" draw:text-style-name="P2" draw:layer="layout" svg:x1="17.9cm" svg:y1="8.5cm" svg:x2="17.9cm" svg:y2="10.3cm">
          <text:p text:style-name="P1"><text:span text:style-name="T1">caching</text:span><text:span text:style-name="T1"><text:line-break/></text:span><text:span text:style-name="T1"><text:line-break/></text:span><text:span text:style-name="T1"/></text:p>
        </draw:line>
        <draw:line draw:style-name="gr15" draw:text-style-name="P2" draw:layer="layout" svg:x1="27.8cm" svg:y1="10.2cm" svg:x2="28.2cm" svg:y2="7.2cm">
          <text:p text:style-name="P1"><text:span text:style-name="T1">authenticaiton</text:span><text:span text:style-name="T1"><text:line-break/></text:span><text:span text:style-name="T1"><text:line-break/></text:span><text:span text:style-name="T1"/></text:p>
        </draw:line>
        <draw:line draw:style-name="gr12" draw:text-style-name="P2" draw:layer="controls" svg:x1="19.4cm" svg:y1="16cm" svg:x2="20.9cm" svg:y2="12.8cm">
          <text:p text:style-name="P1"><text:span text:style-name="T1">queries metrics</text:span><text:span text:style-name="T1"><text:line-break/></text:span><text:span text:style-name="T1"/></text:p>
        </draw:line>
        <draw:line draw:style-name="gr13" draw:text-style-name="P1" draw:layer="controls" svg:x1="20.8cm" svg:y1="10.2cm" svg:x2="20.8cm" svg:y2="12.8cm">
          <text:p/>
        </draw:line>
        <draw:line draw:style-name="gr16" draw:text-style-name="P1" draw:layer="controls" svg:x1="20.8cm" svg:y1="10.2cm" svg:x2="24.5cm" svg:y2="3.9cm">
          <text:p/>
        </draw:line>
        <draw:custom-shape draw:style-name="gr17" draw:text-style-name="P2" draw:layer="controls" svg:width="3.3cm" svg:height="1.4cm" svg:x="11.1cm" svg:y="3.6cm">
          <text:p text:style-name="P2"><text:span text:style-name="T1">mod-mongo-l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2" draw:layer="controls" svg:x1="6.4cm" svg:y1="4.4cm" svg:x2="11.1cm" svg:y2="4.4cm">
          <text:p text:style-name="P1"><text:span text:style-name="T1">stores live states</text:span><text:span text:style-name="T1"><text:line-break/></text:span><text:span text:style-name="T1"/></text:p>
        </draw:line>
        <draw:line draw:style-name="gr12" draw:text-style-name="P2" draw:layer="controls" svg:x1="5.8cm" svg:y1="15.9cm" svg:x2="5.8cm" svg:y2="12.8cm">
          <text:p text:style-name="P2"><text:span text:style-name="T1">queries states</text:span><text:span text:style-name="T1"><text:line-break/></text:span><text:span text:style-name="T1"/></text:p>
        </draw:line>
        <draw:line draw:style-name="gr13" draw:text-style-name="P1" draw:layer="controls" svg:x1="5.8cm" svg:y1="10.3cm" svg:x2="5.8cm" svg:y2="12.9cm">
          <text:p/>
        </draw:line>
        <draw:line draw:style-name="gr16" draw:text-style-name="P1" draw:layer="controls" svg:x1="5.8cm" svg:y1="10.2cm" svg:x2="5.8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5-12T21:29:42.612428090</dc:date>
    <dc:creator>Alexandre Viau</dc:creator>
    <meta:editing-duration>PT54M25S</meta:editing-duration>
    <meta:editing-cycles>7</meta:editing-cycles>
    <meta:generator>LibreOffice/4.3.3.2$Linux_X86_64 LibreOffice_project/430m0$Build-2</meta:generator>
    <meta:document-statistic meta:object-count="29"/>
  </office:meta>
</office:document-meta>
</file>